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d58a" draw:textarea-horizontal-align="justify" draw:textarea-vertical-align="middle" draw:auto-grow-height="false" fo:min-height="4.83cm" fo:min-width="14.74cm"/>
    </style:style>
    <style:style style:name="gr2" style:family="graphic" style:parent-style-name="standard">
      <style:graphic-properties draw:fill="solid" draw:fill-color="#5e8ac7" draw:textarea-horizontal-align="justify" draw:textarea-vertical-align="top" draw:auto-grow-height="false" fo:min-height="17.53cm" fo:min-width="14.74cm"/>
    </style:style>
    <style:style style:name="gr3" style:family="graphic" style:parent-style-name="standard">
      <style:graphic-properties draw:fill-color="#f79448" draw:textarea-horizontal-align="justify" draw:textarea-vertical-align="top" draw:auto-grow-height="false" fo:min-height="6.608cm" fo:min-width="13.216cm"/>
    </style:style>
    <style:style style:name="gr4" style:family="graphic" style:parent-style-name="standard">
      <style:graphic-properties draw:fill="solid" draw:fill-color="#fff450" draw:textarea-horizontal-align="justify" draw:textarea-vertical-align="middle" draw:auto-grow-height="false" fo:min-height="0.996cm" fo:min-width="3.614cm"/>
    </style:style>
    <style:style style:name="gr5" style:family="graphic" style:parent-style-name="standard">
      <style:graphic-properties draw:fill="solid" draw:fill-color="#fff450" draw:textarea-horizontal-align="justify" draw:textarea-vertical-align="middle" draw:auto-grow-height="false" fo:min-height="0.998cm" fo:min-width="3.614cm"/>
    </style:style>
    <style:style style:name="gr6" style:family="graphic" style:parent-style-name="standard">
      <style:graphic-properties draw:fill-color="#f79448" draw:textarea-horizontal-align="justify" draw:textarea-vertical-align="top" draw:auto-grow-height="false" fo:min-height="7.624cm" fo:min-width="13.216cm"/>
    </style:style>
    <style:style style:name="gr7" style:family="graphic" style:parent-style-name="standard">
      <style:graphic-properties draw:fill="solid" draw:fill-color="#fff450" draw:textarea-horizontal-align="justify" draw:textarea-vertical-align="middle" draw:auto-grow-height="false" fo:min-height="1.181cm" fo:min-width="3.614cm"/>
    </style:style>
    <style:style style:name="gr8" style:family="graphic" style:parent-style-name="standard">
      <style:graphic-properties draw:fill="solid" draw:fill-color="#fff450" draw:textarea-horizontal-align="justify" draw:textarea-vertical-align="middle" draw:auto-grow-height="false" fo:min-height="1.182cm" fo:min-width="3.614cm"/>
    </style:style>
    <style:style style:name="gr9" style:family="graphic" style:parent-style-name="standard">
      <style:graphic-properties svg:stroke-color="#000000" draw:marker-start="Arrow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add58a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5e8ac7"/>
      <style:paragraph-properties fo:text-align="start"/>
    </style:style>
    <style:style style:name="P5" style:family="paragraph">
      <loext:graphic-properties draw:fill-color="#f79448"/>
      <style:paragraph-properties fo:text-align="start"/>
    </style:style>
    <style:style style:name="P6" style:family="paragraph">
      <loext:graphic-properties draw:fill="solid" draw:fill-color="#fff45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5.24cm" svg:height="5.08cm" svg:x="3.571cm" svg:y="20.685cm">
          <text:p text:style-name="P1">Hardware Development</text:p>
          <draw:enhanced-geometry svg:viewBox="0 0 21600 21600" draw:type="rectangle" draw:enhanced-path="M 0 0 L 21600 0 21600 21600 0 21600 0 0 Z N"/>
        </draw:custom-shape>
        <draw:g xml:id="id2" draw:id="id2">
          <draw:custom-shape draw:style-name="gr2" draw:text-style-name="P4" draw:layer="layout" svg:width="15.24cm" svg:height="17.78cm" svg:x="3.571cm" svg:y="1.635cm">
            <text:p text:style-name="P3">Base Modules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5" draw:layer="layout" svg:width="13.716cm" svg:height="6.858cm" svg:x="4.333cm" svg:y="3.032cm">
              <text:p text:style-name="P3">Advanced Sim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" draw:text-style-name="P6" draw:layer="layout" svg:width="4.114cm" svg:height="1.246cm" svg:x="5.705cm" svg:y="3.656cm">
                <text:p text:style-name="P1">Basic Sim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6" draw:layer="layout" svg:width="4.114cm" svg:height="1.246cm" svg:x="12.563cm" svg:y="3.656cm">
                <text:p text:style-name="P1">Basic Sim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6" draw:layer="layout" svg:width="4.114cm" svg:height="1.248cm" svg:x="5.705cm" svg:y="5.837cm">
                <text:p text:style-name="P1">Basic Sim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6" draw:layer="layout" svg:width="4.114cm" svg:height="1.248cm" svg:x="12.563cm" svg:y="5.837cm">
                <text:p text:style-name="P1">Basic Sim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6" draw:layer="layout" svg:width="4.114cm" svg:height="1.246cm" svg:x="5.705cm" svg:y="8.02cm">
                <text:p text:style-name="P1">Basic Sim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6" draw:layer="layout" svg:width="4.114cm" svg:height="1.246cm" svg:x="12.563cm" svg:y="8.02cm">
                <text:p text:style-name="P1">Basic Sim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6" draw:text-style-name="P5" draw:layer="layout" svg:width="13.716cm" svg:height="7.874cm" svg:x="4.333cm" svg:y="10.779cm">
              <text:p text:style-name="P3">Advanced Sim</text:p>
              <draw:enhanced-geometry svg:viewBox="0 0 21600 21600" draw:type="rectangle" draw:enhanced-path="M 0 0 L 21600 0 21600 21600 0 21600 0 0 Z N"/>
            </draw:custom-shape>
            <draw:g>
              <draw:custom-shape draw:style-name="gr7" draw:text-style-name="P6" draw:layer="layout" svg:width="4.114cm" svg:height="1.431cm" svg:x="5.705cm" svg:y="11.495cm">
                <text:p text:style-name="P1">Basic Sim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6" draw:layer="layout" svg:width="4.114cm" svg:height="1.431cm" svg:x="12.563cm" svg:y="11.495cm">
                <text:p text:style-name="P1">Basic Sim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6" draw:layer="layout" svg:width="4.114cm" svg:height="1.432cm" svg:x="5.705cm" svg:y="14cm">
                <text:p text:style-name="P1">Basic Sim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6" draw:layer="layout" svg:width="4.114cm" svg:height="1.432cm" svg:x="12.563cm" svg:y="14cm">
                <text:p text:style-name="P1">Basic Sim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6" draw:layer="layout" svg:width="4.114cm" svg:height="1.431cm" svg:x="5.705cm" svg:y="16.506cm">
                <text:p text:style-name="P1">Basic Sim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6" draw:layer="layout" svg:width="4.114cm" svg:height="1.431cm" svg:x="12.563cm" svg:y="16.506cm">
                <text:p text:style-name="P1">Basic Sim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9" draw:text-style-name="P1" draw:layer="layout" svg:x1="11.191cm" svg:y1="20.685cm" svg:x2="11.191cm" svg:y2="19.415cm" draw:start-shape="id1" draw:start-glue-point="0" draw:end-shape="id2" draw:end-glue-point="2" svg:d="M11191 20685v-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20:49:29.258099540</meta:creation-date>
    <dc:date>2018-05-25T21:24:02.381022790</dc:date>
    <meta:editing-duration>PT2M19S</meta:editing-duration>
    <meta:editing-cycles>1</meta:editing-cycles>
    <meta:document-statistic meta:object-count="22"/>
    <meta:generator>LibreOffice/6.0.3.2$Linux_X86_64 LibreOffice_project/00m0$Build-2</meta:generator>
  </office:meta>
</office:document-meta>
</file>